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da4b8b" draw:textarea-vertical-align="middle" draw:auto-grow-height="false" fo:min-height="0.383cm" fo:min-width="0.383cm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6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01cm" svg:height="0.401cm" svg:x="10.264cm" svg:y="14.42cm">
            <text:p/>
            <draw:enhanced-geometry draw:glue-point-type="segments" draw:type="mso-spt100" draw:modifiers="-4.19766835716172 179.21517539704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2" draw:text-style-name="P3" draw:layer="layout" svg:width="0.763cm" svg:height="0.63cm" svg:x="10.082cm" svg:y="14.626cm">
            <draw:text-box>
              <text:p text:style-name="P2"><text:span text:style-name="T1">O</text:span></text:p>
            </draw:text-box>
          </draw:frame>
          <draw:g>
            <draw:line draw:style-name="gr3" draw:text-style-name="P4" draw:layer="layout" svg:x1="10.373cm" svg:y1="14.522cm" svg:x2="10.572cm" svg:y2="14.721cm">
              <text:p/>
            </draw:line>
            <draw:line draw:style-name="gr3" draw:text-style-name="P4" draw:layer="layout" svg:x1="10.373cm" svg:y1="14.722cm" svg:x2="10.572cm" svg:y2="14.523cm">
              <text:p/>
            </draw:line>
          </draw:g>
          <draw:frame draw:style-name="gr4" draw:text-style-name="P5" draw:layer="layout" svg:width="0.683cm" svg:height="0.71cm" svg:x="10.955cm" svg:y="14.46cm">
            <draw:text-box>
              <text:p text:style-name="P2"><text:span text:style-name="T2">x</text:span></text:p>
            </draw:text-box>
          </draw:frame>
          <draw:line draw:style-name="gr3" draw:text-style-name="P4" draw:layer="layout" svg:x1="11.327cm" svg:y1="14.621cm" svg:x2="9.574cm" svg:y2="14.619cm">
            <text:p/>
          </draw:line>
          <draw:frame draw:style-name="gr4" draw:text-style-name="P5" draw:layer="layout" svg:width="0.683cm" svg:height="0.71cm" svg:x="9.288cm" svg:y="14.46cm">
            <draw:text-box>
              <text:p text:style-name="P2"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0:14.942261412</meta:creation-date>
    <dc:date>2018-02-09T11:50:43.682962091</dc:date>
    <meta:editing-duration>PT29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